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BeanServerConnectionLazyInitTargetSource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LazyInitTargetSource.creat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ServerConnectionFactoryBean.conn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ServerConnectionFactoryBean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setEnvironment( Properties 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setConnectOnStartup( boolean connectOnStartu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setServiceUrl( String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setEnvironmentMap( @ Nullable Map &lt; String , ? &gt; environ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BeanServerConnectionFactoryBean.createLazy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XConnectorLazyInitTargetSource.getTarget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destro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MXConnectorLazyInitTargetSource.creat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BeanServerConnectionFactoryBean.afterProperties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BeanServerConnection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BeanServerConnectionFactoryBean.getObjec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